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oto Sans" svg:font-family="'Noto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3b68" officeooo:paragraph-rsid="00173b68"/>
    </style:style>
    <style:style style:name="P2" style:family="paragraph" style:parent-style-name="Standard">
      <style:text-properties officeooo:rsid="00173b68" officeooo:paragraph-rsid="001a5a02"/>
    </style:style>
    <style:style style:name="P3" style:family="paragraph" style:parent-style-name="Standard">
      <style:text-properties officeooo:paragraph-rsid="001a5a02"/>
    </style:style>
    <style:style style:name="T1" style:family="text">
      <style:text-properties officeooo:rsid="00173b68"/>
    </style:style>
    <style:style style:name="T2" style:family="text">
      <style:text-properties officeooo:rsid="0017ae01"/>
    </style:style>
    <style:style style:name="T3" style:family="text">
      <style:text-properties officeooo:rsid="0018a6dc"/>
    </style:style>
    <style:style style:name="T4" style:family="text">
      <style:text-properties officeooo:rsid="00197625"/>
    </style:style>
    <style:style style:name="T5" style:family="text">
      <style:text-properties officeooo:rsid="001a5a02"/>
    </style:style>
    <style:style style:name="T6" style:family="text">
      <style:text-properties officeooo:rsid="001cc9dc"/>
    </style:style>
    <style:style style:name="T7" style:family="text">
      <style:text-properties officeooo:rsid="001e51a3"/>
    </style:style>
    <style:style style:name="T8" style:family="text">
      <style:text-properties officeooo:rsid="001f7a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 notes:</text:p>
      <text:p text:style-name="P1"/>
      <text:p text:style-name="P1"><text:tab/>Domain: cllctv.<text:span text:style-name="T2">ca</text:span></text:p>
      <text:p text:style-name="P1"><text:tab/><text:tab/>renew on: <text:tab/>2022/11/05</text:p>
      <text:p text:style-name="P1"><text:tab/><text:tab/>cost:<text:tab/><text:tab/>$30.00/yr</text:p>
      <text:p text:style-name="P1"/>
      <text:p text:style-name="P2"><text:tab/><text:span text:style-name="T2">Hosting: hostinger </text:span><text:span text:style-name="T5">(cancelled, awaiting refund (check on Jan16thish))</text:span></text:p>
      <text:p text:style-name="P2"><text:tab/><text:tab/><text:span text:style-name="T2">renew on:<text:tab/>2026/3/1</text:span></text:p>
      <text:p text:style-name="P2"><text:tab/><text:tab/><text:span text:style-name="T2">cost:<text:tab/><text:tab/>$</text:span><text:span text:style-name="T3">60.</text:span><text:span text:style-name="T4">72</text:span><text:span text:style-name="T2"> for 4 years</text:span></text:p>
      <text:p text:style-name="P2"><text:tab/><text:tab/><text:tab/><text:tab/><text:span text:style-name="T2">$3.79/month after that</text:span></text:p>
      <text:p text:style-name="P2"/>
      <text:p text:style-name="P3"><text:span text:style-name="T1"><text:tab/></text:span><text:span text:style-name="T2">Hosting: </text:span><text:span text:style-name="T5">Green Geeks</text:span></text:p>
      <text:p text:style-name="P2"><text:tab/><text:tab/><text:span text:style-name="T2">renew on:<text:tab/>2026/3/1</text:span></text:p>
      <text:p text:style-name="P3"><text:span text:style-name="T1"><text:tab/><text:tab/></text:span><text:span text:style-name="T2">cost:<text:tab/><text:tab/>$</text:span><text:span text:style-name="T5">1</text:span><text:span text:style-name="T6">34.40</text:span><text:span text:style-name="T2"> for </text:span><text:span text:style-name="T5">3</text:span><text:span text:style-name="T2"> years</text:span></text:p>
      <text:p text:style-name="P3"><text:span text:style-name="T1"><text:tab/><text:tab/><text:tab/><text:tab/></text:span><text:span text:style-name="T8">~</text:span><text:span text:style-name="T2">$</text:span><text:span text:style-name="T7">12.00</text:span><text:span text:style-name="T2">/month after t</text:span><text:span text:style-name="T5">h</text:span><text:span text:style-name="T2">a</text:span><text:span text:style-name="T5">t</text:span></text:p>
      <text:p text:style-name="P3"/>
      <text:p text:style-name="P3">The GreenGeeks name server (DNS) settings are:</text:p>
      <text:p text:style-name="P3"/>
      <text:p text:style-name="P3">chi-ns1.greengeeks.com</text:p>
      <text:p text:style-name="P3">chi-ns2.greengeeks.com</text:p>
      <text:p text:style-name="P3">ams-ns1.greengeeks.com</text:p>
      <text:p text:style-name="P3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oto Sans" svg:font-family="'Noto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03T08:51:52.319000000</meta:creation-date>
    <dc:date>2022-01-09T10:29:39.890000000</dc:date>
    <meta:editing-duration>PT1H8M14S</meta:editing-duration>
    <meta:editing-cycles>7</meta:editing-cycles>
    <meta:generator>LibreOffice/6.4.7.2$Windows_X86_64 LibreOffice_project/639b8ac485750d5696d7590a72ef1b496725cfb5</meta:generator>
    <meta:document-statistic meta:table-count="0" meta:image-count="0" meta:object-count="0" meta:page-count="1" meta:paragraph-count="17" meta:word-count="52" meta:character-count="426" meta:non-whitespace-character-count="362"/>
  </office:meta>
</office:document-meta>
</file>